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1" style:family="table">
      <style:table-properties style:width="17.253cm" fo:margin-left="0.049cm" table:align="left"/>
    </style:style>
    <style:style style:name="表格11.A" style:family="table-column">
      <style:table-column-properties style:column-width="1.584cm"/>
    </style:style>
    <style:style style:name="表格11.B" style:family="table-column">
      <style:table-column-properties style:column-width="4.157cm"/>
    </style:style>
    <style:style style:name="表格11.C" style:family="table-column">
      <style:table-column-properties style:column-width="1.75cm"/>
    </style:style>
    <style:style style:name="表格11.D" style:family="table-column">
      <style:table-column-properties style:column-width="4.001cm"/>
    </style:style>
    <style:style style:name="表格11.E" style:family="table-column">
      <style:table-column-properties style:column-width="1.565cm"/>
    </style:style>
    <style:style style:name="表格11.F" style:family="table-column">
      <style:table-column-properties style:column-width="4.196cm"/>
    </style:style>
    <style:style style:name="表格11.1" style:family="table-row">
      <style:table-row-properties style:min-row-height="0.688cm" fo:keep-together="always" style:use-optimal-row-height="false"/>
    </style:style>
    <style:style style:name="表格11.A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1.B11" style:family="table-cell">
      <style:table-cell-properties fo:padding-left="0.049cm" fo:padding-right="0.049cm" fo:padding-top="0cm" fo:padding-bottom="0cm" fo:border="0.5pt solid #000000"/>
    </style:style>
    <style:style style:name="表格11.B23" style:family="table-cell">
      <style:table-cell-properties fo:padding-left="0.049cm" fo:padding-right="0.049cm" fo:padding-top="0cm" fo:padding-bottom="0cm" fo:border="0.5pt solid #000000"/>
    </style:style>
    <style:style style:name="表格11.B24" style:family="table-cell">
      <style:table-cell-properties fo:padding-left="0.049cm" fo:padding-right="0.049cm" fo:padding-top="0cm" fo:padding-bottom="0cm" fo:border="0.5pt solid #000000"/>
    </style:style>
    <style:style style:name="P1" style:family="paragraph" style:parent-style-name="Text_20_body">
      <style:paragraph-properties fo:margin-top="0.282cm" fo:margin-bottom="0cm" loext:contextual-spacing="false"/>
    </style:style>
    <style:style style:name="P2" style:family="paragraph" style:parent-style-name="Text_20_body">
      <style:paragraph-properties fo:line-height="0.564cm"/>
      <style:text-properties style:font-name="標楷體" style:letter-kerning="false" style:font-name-asian="標楷體" style:font-size-complex="12pt" style:text-scale="85%"/>
    </style:style>
    <style:style style:name="P3" style:family="paragraph" style:parent-style-name="Text_20_body">
      <style:paragraph-properties fo:line-height="0.564cm" fo:text-align="center" style:justify-single-word="false"/>
      <style:text-properties style:font-name="標楷體" style:letter-kerning="false" style:font-name-asian="標楷體" style:font-size-complex="12pt" style:text-scale="85%"/>
    </style:style>
    <style:style style:name="P4" style:family="paragraph" style:parent-style-name="Text_20_body">
      <style:paragraph-properties fo:line-height="0.564cm" fo:text-align="justify" style:justify-single-word="false"/>
      <style:text-properties style:font-name="標楷體" style:letter-kerning="false" style:font-name-asian="標楷體" style:font-size-complex="12pt" style:text-scale="85%"/>
    </style:style>
    <style:style style:name="P5" style:family="paragraph" style:parent-style-name="Text_20_body">
      <style:paragraph-properties fo:line-height="0.564cm"/>
      <style:text-properties style:font-name="標楷體" style:font-name-asian="標楷體" style:font-size-complex="12pt" style:text-scale="85%"/>
    </style:style>
    <style:style style:name="P6" style:family="paragraph" style:parent-style-name="Text_20_body">
      <style:paragraph-properties fo:line-height="0.564cm" fo:text-align="center" style:justify-single-word="false"/>
      <style:text-properties style:font-name="標楷體" style:font-name-asian="標楷體" style:font-size-complex="12pt" style:text-scale="85%"/>
    </style:style>
    <style:style style:name="P7" style:family="paragraph" style:parent-style-name="Text_20_body">
      <style:paragraph-properties fo:line-height="0.564cm" fo:text-align="justify" style:justify-single-word="false"/>
      <style:text-properties style:font-name="標楷體" style:font-name-asian="標楷體" style:font-size-complex="12pt" style:text-scale="85%"/>
    </style:style>
    <style:style style:name="P8" style:family="paragraph" style:parent-style-name="Text_20_body">
      <style:paragraph-properties fo:line-height="0.564cm"/>
      <style:text-properties style:font-name="標楷體" style:font-name-asian="標楷體" style:font-size-complex="12pt" style:font-weight-complex="bold" style:text-scale="85%"/>
    </style:style>
    <style:style style:name="P9" style:family="paragraph" style:parent-style-name="Text_20_body">
      <style:paragraph-properties fo:line-height="0.564cm"/>
      <style:text-properties style:font-name="標楷體" fo:font-weight="bold" style:letter-kerning="false" style:font-name-asian="標楷體" style:font-weight-asian="bold" style:font-size-complex="12pt" style:text-scale="85%"/>
    </style:style>
    <style:style style:name="P10" style:family="paragraph" style:parent-style-name="Text_20_body">
      <style:paragraph-properties fo:line-height="0.564cm"/>
      <style:text-properties style:font-name="標楷體" fo:font-weight="bold" style:font-name-asian="標楷體" style:font-weight-asian="bold" style:font-size-complex="12pt" style:text-scale="85%"/>
    </style:style>
    <style:style style:name="P11" style:family="paragraph" style:parent-style-name="Text_20_body">
      <style:paragraph-properties fo:line-height="0.564cm" fo:text-align="center" style:justify-single-word="false"/>
      <style:text-properties style:font-name="標楷體" fo:font-weight="bold" style:font-name-asian="標楷體" style:font-weight-asian="bold" style:font-size-complex="12pt" style:text-scale="85%"/>
    </style:style>
    <style:style style:name="P12" style:family="paragraph" style:parent-style-name="Text_20_body">
      <style:paragraph-properties fo:line-height="0.564cm"/>
      <style:text-properties style:font-name="標楷體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complex="12pt" style:text-scale="85%"/>
    </style:style>
    <style:style style:name="P13" style:family="paragraph" style:parent-style-name="Text_20_body">
      <style:text-properties style:font-name="標楷體" fo:font-size="14pt" style:font-name-asian="標楷體" style:font-size-asian="14pt" style:font-size-complex="14pt"/>
    </style:style>
    <style:style style:name="P14" style:family="paragraph" style:parent-style-name="Text_20_body">
      <style:paragraph-properties fo:line-height="0.564cm"/>
    </style:style>
    <style:style style:name="P15" style:family="paragraph" style:parent-style-name="Text_20_body">
      <style:paragraph-properties fo:line-height="0.564cm" fo:text-align="center" style:justify-single-word="false"/>
    </style:style>
    <style:style style:name="P16" style:family="paragraph" style:parent-style-name="Text_20_body">
      <style:paragraph-properties fo:line-height="0.564cm" fo:text-align="justify" style:justify-single-word="false"/>
    </style:style>
    <style:style style:name="P17" style:family="paragraph" style:parent-style-name="Text_20_body">
      <style:paragraph-properties fo:line-height="0.564cm" fo:text-align="justify" style:justify-single-word="false"/>
      <style:text-properties fo:color="#ff0000" style:font-name="標楷體" fo:font-weight="bold" style:letter-kerning="false" style:font-name-asian="標楷體" style:font-weight-asian="bold" style:font-size-complex="12pt" style:text-scale="85%"/>
    </style:style>
    <style:style style:name="P18" style:family="paragraph" style:parent-style-name="Text_20_body">
      <style:text-properties fo:color="#ff0000" style:font-name="標楷體" fo:font-weight="bold" style:font-name-asian="標楷體" style:font-weight-asian="bold" style:text-scale="85%"/>
    </style:style>
    <style:style style:name="P19" style:family="paragraph" style:parent-style-name="Text_20_body">
      <style:paragraph-properties fo:line-height="0.706cm" fo:text-align="center" style:justify-single-word="false" fo:break-before="page"/>
    </style:style>
    <style:style style:name="P20" style:family="paragraph" style:parent-style-name="Text_20_body">
      <style:paragraph-properties fo:margin-left="0cm" fo:margin-right="0cm" fo:line-height="0.564cm" fo:text-align="center" style:justify-single-word="false" fo:text-indent="2.877cm" style:auto-text-indent="false"/>
    </style:style>
    <style:style style:name="P21" style:family="paragraph" style:parent-style-name="Text_20_body">
      <style:paragraph-properties fo:margin-left="0cm" fo:margin-right="0cm" fo:line-height="0.564cm" fo:text-align="center" style:justify-single-word="false" fo:text-indent="2.877cm" style:auto-text-indent="false"/>
      <style:text-properties style:font-name="標楷體" style:font-name-asian="標楷體" style:font-size-complex="12pt" style:text-scale="85%"/>
    </style:style>
    <style:style style:name="P22" style:family="paragraph" style:parent-style-name="Text_20_body">
      <style:paragraph-properties fo:margin-left="0.363cm" fo:margin-right="0cm" fo:line-height="0.564cm" fo:text-align="justify" style:justify-single-word="false" fo:text-indent="-0.363cm" style:auto-text-indent="false">
        <style:tab-stops/>
      </style:paragraph-properties>
    </style:style>
    <style:style style:name="P23" style:family="paragraph" style:parent-style-name="Text_20_body">
      <style:paragraph-properties fo:margin-left="2.117cm" fo:margin-right="0cm" fo:line-height="0.564cm" fo:text-indent="-2.117cm" style:auto-text-indent="false">
        <style:tab-stops/>
      </style:paragraph-properties>
    </style:style>
    <style:style style:name="P24" style:family="paragraph" style:parent-style-name="Text_20_body">
      <style:paragraph-properties fo:margin-left="0.612cm" fo:margin-right="0cm" fo:line-height="0.564cm" fo:text-align="justify" style:justify-single-word="false" fo:text-indent="-0.612cm" style:auto-text-indent="false">
        <style:tab-stops/>
      </style:paragraph-properties>
    </style:style>
    <style:style style:name="P25" style:family="paragraph" style:parent-style-name="Text_20_body">
      <style:paragraph-properties fo:margin-left="0.092cm" fo:margin-right="0cm" fo:line-height="0.564cm" fo:text-align="justify" style:justify-single-word="false" fo:text-indent="0cm" style:auto-text-indent="false">
        <style:tab-stops/>
      </style:paragraph-properties>
    </style:style>
    <style:style style:name="P26" style:family="paragraph" style:parent-style-name="Text_20_body">
      <style:paragraph-properties fo:margin-left="0.092cm" fo:margin-right="0cm" fo:line-height="0.564cm" fo:text-indent="0cm" style:auto-text-indent="false">
        <style:tab-stops/>
      </style:paragraph-properties>
      <style:text-properties style:font-name="標楷體" style:font-name-asian="標楷體" style:font-size-complex="12pt" style:text-scale="85%"/>
    </style:style>
    <style:style style:name="P27" style:family="paragraph" style:parent-style-name="Text_20_body">
      <style:paragraph-properties fo:margin-left="0.092cm" fo:margin-right="0cm" fo:line-height="0.564cm" fo:text-align="justify" style:justify-single-word="false" fo:text-indent="0cm" style:auto-text-indent="false">
        <style:tab-stops/>
      </style:paragraph-properties>
      <style:text-properties style:font-name="標楷體" style:font-name-asian="標楷體" style:font-size-complex="12pt" style:text-scale="85%"/>
    </style:style>
    <style:style style:name="P28" style:family="paragraph" style:parent-style-name="Text_20_body">
      <style:paragraph-properties fo:margin-left="0cm" fo:margin-right="0cm" fo:line-height="0.564cm" fo:text-indent="0.423cm" style:auto-text-indent="false"/>
    </style:style>
    <style:style style:name="P29" style:family="paragraph" style:parent-style-name="Text_20_body">
      <style:paragraph-properties fo:margin-left="0.4cm" fo:margin-right="0cm" fo:line-height="0.564cm" fo:text-indent="-0.4cm" style:auto-text-indent="false">
        <style:tab-stops/>
      </style:paragraph-properties>
    </style:style>
    <style:style style:name="P30" style:family="paragraph" style:parent-style-name="Text_20_body">
      <style:paragraph-properties fo:line-height="0.564cm"/>
      <style:text-properties style:font-name="標楷體" officeooo:paragraph-rsid="000c4db9" style:letter-kerning="false" style:font-name-asian="標楷體" style:font-size-complex="12pt" style:text-scale="85%"/>
    </style:style>
    <style:style style:name="T1" style:family="text">
      <style:text-properties style:font-name="標楷體" style:font-name-asian="標楷體" style:font-size-complex="12pt"/>
    </style:style>
    <style:style style:name="T2" style:family="text">
      <style:text-properties style:font-name="標楷體" style:font-name-asian="標楷體" style:font-size-complex="12pt" style:text-scale="85%"/>
    </style:style>
    <style:style style:name="T3" style:family="text">
      <style:text-properties style:font-name="標楷體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complex="12pt"/>
    </style:style>
    <style:style style:name="T4" style:family="text">
      <style:text-properties style:font-name="標楷體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complex="12pt" style:text-scale="85%"/>
    </style:style>
    <style:style style:name="T5" style:family="text">
      <style:text-properties style:font-name="標楷體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標楷體" style:font-size-complex="12pt" style:text-scale="85%"/>
    </style:style>
    <style:style style:name="T6" style:family="text">
      <style:text-properties style:font-name="標楷體" fo:font-size="14pt" style:font-name-asian="標楷體" style:font-size-asian="14pt" style:font-size-complex="14pt"/>
    </style:style>
    <style:style style:name="T7" style:family="text">
      <style:text-properties style:font-name="標楷體" fo:font-weight="bold" style:letter-kerning="false" style:font-name-asian="標楷體" style:font-weight-asian="bold" style:font-size-complex="12pt" style:text-scale="85%"/>
    </style:style>
    <style:style style:name="T8" style:family="text">
      <style:text-properties style:font-name="標楷體" fo:font-weight="bold" style:font-name-asian="標楷體" style:font-weight-asian="bold" style:font-size-complex="12pt" style:text-scale="85%"/>
    </style:style>
    <style:style style:name="T9" style:family="text">
      <style:text-properties style:font-name="標楷體" style:letter-kerning="false" style:font-name-asian="標楷體" style:font-size-complex="12pt" style:text-scale="85%"/>
    </style:style>
    <style:style style:name="T10" style:family="text">
      <style:text-properties fo:color="#ff0000" style:font-name="標楷體" style:font-name-asian="標楷體" style:font-size-complex="12pt" style:text-scale="85%"/>
    </style:style>
    <style:style style:name="T11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Text Box 349" text:anchor-type="paragraph" svg:x="16.464cm" svg:y="-2.053cm" svg:width="1.923cm" style:rel-width="scale" svg:height="0.896cm" style:rel-height="scale" draw:z-index="0"><draw:text-box><text:p text:style-name="P13">附件4</text:p></draw:text-box></draw:frame><text:span text:style-name="預設段落字型"><text:span text:style-name="T6">全民健康保險居家醫療照護整合計畫收案申請書</text:span></text:span></text:p>
      <text:p text:style-name="P2"/>
      <text:p text:style-name="P30">□1申請收案 <text:s/>□2申請收案複核 <text:s/>□3申請延長照護 <text:s/>□4申請延長照護複核 <text:s/>□5照護階段轉換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row table:style-name="表格11.1">
          <table:table-cell table:style-name="表格11.A1" office:value-type="string">
            <text:p text:style-name="P3">醫事機構</text:p>
            <text:p text:style-name="P3">收案日期</text:p>
          </table:table-cell>
          <table:table-cell table:style-name="表格11.A1" office:value-type="string">
            <text:p text:style-name="P3"><text:s text:c="6"/>年 <text:s text:c="3"/>月 <text:s text:c="3"/>日</text:p>
          </table:table-cell>
          <table:table-cell table:style-name="表格11.A1" office:value-type="string">
            <text:p text:style-name="P3">前次</text:p>
            <text:p text:style-name="P3">核定迄日</text:p>
          </table:table-cell>
          <table:table-cell table:style-name="表格11.A1" office:value-type="string">
            <text:p text:style-name="P3"><text:s text:c="6"/>年 <text:s text:c="3"/>月 <text:s text:c="3"/>日</text:p>
          </table:table-cell>
          <table:table-cell table:style-name="表格11.A1" office:value-type="string">
            <text:p text:style-name="P3">保險人</text:p>
            <text:p text:style-name="P3">受理日期</text:p>
          </table:table-cell>
          <table:table-cell table:style-name="表格11.A1" office:value-type="string">
            <text:p text:style-name="P3"><text:s text:c="6"/>年 <text:s text:c="3"/>月 <text:s text:c="3"/>日</text:p>
          </table:table-cell>
        </table:table-row>
        <table:table-row table:style-name="表格11.1">
          <table:table-cell table:style-name="表格11.A1" table:number-columns-spanned="6" office:value-type="string">
            <text:p text:style-name="P14"><draw:frame draw:style-name="fr1" draw:name="Text Box 376" text:anchor-type="paragraph" svg:x="17.311cm" svg:y="-1.499cm" svg:width="0.921cm" style:rel-width="scale" svg:height="12.919cm" style:rel-height="scale" draw:z-index="1"><draw:text-box><text:p text:style-name="P18">本申請書自開立日起30日內有效，逾期不受理申請。</text:p></draw:text-box></draw:frame><text:span text:style-name="預設段落字型"><text:span text:style-name="T7">第一部分：基本資料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個案姓名</text:p>
          </table:table-cell>
          <table:table-cell table:style-name="表格11.A1" office:value-type="string">
            <text:p text:style-name="P2"/>
          </table:table-cell>
          <table:table-cell table:style-name="表格11.A1" office:value-type="string">
            <text:p text:style-name="P3">性別</text:p>
          </table:table-cell>
          <table:table-cell table:style-name="表格11.A1" office:value-type="string">
            <text:p text:style-name="P2">□1男 <text:s text:c="2"/>□2女</text:p>
          </table:table-cell>
          <table:table-cell table:style-name="表格11.A1" office:value-type="string">
            <text:p text:style-name="P3">出生日期</text:p>
          </table:table-cell>
          <table:table-cell table:style-name="表格11.A1" office:value-type="string">
            <text:p text:style-name="P3"><text:s text:c="6"/>年 <text:s text:c="3"/>月 <text:s text:c="3"/>日</text:p>
          </table:table-cell>
        </table:table-row>
        <table:table-row table:style-name="表格11.1">
          <table:table-cell table:style-name="表格11.A1" office:value-type="string">
            <text:p text:style-name="P3">身分證號</text:p>
          </table:table-cell>
          <table:table-cell table:style-name="表格11.A1" office:value-type="string">
            <text:p text:style-name="P2"/>
          </table:table-cell>
          <table:table-cell table:style-name="表格11.A1" office:value-type="string">
            <text:p text:style-name="P3">電話</text:p>
          </table:table-cell>
          <table:table-cell table:style-name="表格11.A1" table:number-columns-spanned="3" office:value-type="string">
            <text:p text:style-name="P2">(日) <text:s text:c="17"/>(夜)</text:p>
          </table:table-cell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住家種類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□1平房 <text:s/>□2公寓</text:span></text:span><text:span text:style-name="預設段落字型"><text:span text:style-name="T5"> <text:s text:c="3"/></text:span></text:span><text:span text:style-name="預設段落字型"><text:span text:style-name="T9">樓 <text:s/>□3電梯大廈 <text:s/>□4透天厝 <text:s/>□5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居住地址</text:p>
          </table:table-cell>
          <table:table-cell table:style-name="表格1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居住狀況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□1獨居　□2家人同住 <text:s/>□3親友同住　□4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常用語言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□1國語　□2台語　□3客家語 　□4原住民族語 <text:s/>□5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主要</text:p>
            <text:p text:style-name="P15"><text:span text:style-name="預設段落字型"><text:span text:style-name="T2">聯絡人</text:span></text:span></text:p>
          </table:table-cell>
          <table:table-cell table:style-name="表格11.A1" table:number-columns-spanned="5" office:value-type="string">
            <text:p text:style-name="P20"><text:span text:style-name="預設段落字型"><text:span text:style-name="T2">與個案關係： <text:s text:c="9"/>聯絡電話/手機：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主要</text:p>
            <text:p text:style-name="P6">照顧者</text:p>
          </table:table-cell>
          <table:table-cell table:style-name="表格11.A1" table:number-columns-spanned="5" office:value-type="string">
            <text:p text:style-name="P21">與個案關係： <text:s text:c="9"/>聯絡電話/手機：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社會福利身分別</text:p>
          </table:table-cell>
          <table:table-cell table:style-name="表格11.B24" table:number-columns-spanned="5" office:value-type="string">
            <text:p text:style-name="P14"><text:span text:style-name="預設段落字型"><text:span text:style-name="T2">□1無 <text:s/>□2低收入戶 <text:s/>□3中低收入戶 <text:s/>□4榮民 <text:s/>□5原住民 <text:s/>□6領有身心障礙證明</text:span></text:span><text:span text:style-name="預設段落字型"><text:span text:style-name="T8">(續答A~C)</text:span></text:span></text:p>
            <text:p text:style-name="P14"><text:span text:style-name="預設段落字型"><text:span text:style-name="T2">A.障礙類別</text:span></text:span><text:span text:style-name="預設段落字型"><text:span text:style-name="T8">(可複選)</text:span></text:span><text:span text:style-name="預設段落字型"><text:span text:style-name="T2">：</text:span></text:span></text:p>
            <text:p text:style-name="P5">□01視覺障礙 <text:s/>□02聽覺機能障礙 <text:s/>□03平衡機能障礙 <text:s text:c="5"/>□04聲音機能或語言機能障礙</text:p>
            <text:p text:style-name="P5">□05肢體障礙 <text:s/>□06智能障礙 <text:s text:c="5"/>□07重要器官失去功能 <text:s/>□08顏面損傷</text:p>
            <text:p text:style-name="P5">□09植物人 <text:s text:c="3"/>□10失智症 <text:s text:c="7"/>□11自閉症 <text:s text:c="11"/>□12慢性精神病患</text:p>
            <text:p text:style-name="P14"><text:span text:style-name="預設段落字型"><text:span text:style-name="T2">□13多重障礙</text:span></text:span><text:span text:style-name="預設段落字型"><text:span text:style-name="T8">(請勾選各項障礙類別) </text:span></text:span><text:span text:style-name="預設段落字型"><text:span text:style-name="T2"><text:s text:c="22"/>□14頑型（難治型）癲癇症</text:span></text:span></text:p>
            <text:p text:style-name="P5">□15經中央衛生主管機關認定，因罕見疾病而致身心功能障礙者</text:p>
            <text:p text:style-name="P5">□16其他經中央衛生主管機關認定之障礙者（染色體異常、先天代謝異常、先天缺陷）</text:p>
            <text:p text:style-name="P5">B.障礙等級： □1輕度 <text:s/>□2中度 <text:s/>□3重度 <text:s/>□4極重度</text:p>
            <text:p text:style-name="P14"><text:span text:style-name="預設段落字型"><text:span text:style-name="T2">C.新制或舊制身心障礙類別評估：□1舊制 <text:s/>□2新制(障礙類別：第</text:span></text:span><text:span text:style-name="預設段落字型"><text:span text:style-name="T4"> <text:s text:c="3"/></text:span></text:span><text:span text:style-name="預設段落字型"><text:span text:style-name="T2">類；ICD診斷：</text:span></text:span><text:span text:style-name="預設段落字型"><text:span text:style-name="T4"> <text:s text:c="7"/></text:span></text:span><text:span text:style-name="預設段落字型"><text:span text:style-name="T2">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6" office:value-type="string">
            <text:p text:style-name="P9">第二部分：健康狀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15"><text:span text:style-name="預設段落字型"><text:span text:style-name="T2">意識狀態</text:span></text:span>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□1清醒 <text:s/>□2嗜睡 <text:s/>□3混亂 <text:s/>□4呆滯(木僵) <text:s text:c="2"/>□5昏迷(或植物人) <text:s/>□6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情緒狀態</text:p>
          </table:table-cell>
          <table:table-cell table:style-name="表格11.A1" table:number-columns-spanned="5" office:value-type="string">
            <text:p text:style-name="P5">□1平穩 <text:s/>□2憂鬱 <text:s/>□3焦慮 <text:s/>□4無法評估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理解能力</text:p>
          </table:table-cell>
          <table:table-cell table:style-name="表格11.A1" table:number-columns-spanned="5" office:value-type="string">
            <text:p text:style-name="P5">□1良好 <text:s/>□2僅可理解簡單句子或關鍵字 <text:s/>□3無法理解 <text:s/>□4無法評估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表達方式</text:p>
          </table:table-cell>
          <table:table-cell table:style-name="表格11.A1" table:number-columns-spanned="5" office:value-type="string">
            <text:p text:style-name="P5">□1語言 <text:s/>□2肢體表達 <text:s/>□3溝通輔具 <text:s/>□4無法表達 <text:s/>□5無法評估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1.1">
          <table:table-cell table:style-name="表格11.A1" office:value-type="string">
            <text:p text:style-name="P6">呼吸</text:p>
            <text:p text:style-name="P11">(可複選)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□1自行呼吸 <text:s/>□2使用氧氣 <text:s/>□3使用侵襲性呼吸器 <text:s/>□4使用非侵襲性呼吸器 <text:s/>□5使用氣切管或氣管內管插管 <text:s/>□6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進食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□1由口進食 <text:s/>□2鼻胃管灌食 <text:s/>□3靜脈注射 <text:s/>□4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排泄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□1自行排泄 <text:s/>□2需協助排泄 <text:s/>□3大小便失禁 <text:s/>□4存留導尿管 <text:s/>□5腸造口 <text:s/>□6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15"><text:span text:style-name="預設段落字型"><text:span text:style-name="T2">皮膚狀況</text:span></text:span></text:p>
          </table:table-cell>
          <table:table-cell table:style-name="表格11.A1" table:number-columns-spanned="5" office:value-type="string">
            <text:p text:style-name="P7">□1完整</text:p>
            <text:p text:style-name="P22"><text:span text:style-name="預設段落字型"><text:span text:style-name="T2">□2損傷(部位：</text:span></text:span><text:span text:style-name="預設段落字型"><text:span text:style-name="T4"> <text:s text:c="6"/></text:span></text:span><text:span text:style-name="預設段落字型"><text:span text:style-name="T2">大小：</text:span></text:span><text:span text:style-name="預設段落字型"><text:span text:style-name="T4"> <text:s text:c="3"/>X <text:s text:c="3"/>X <text:s text:c="3"/></text:span></text:span><text:span text:style-name="預設段落字型"><text:span text:style-name="T2">等級：</text:span></text:span><text:span text:style-name="預設段落字型"><text:span text:style-name="T4"> <text:s text:c="4"/></text:span></text:span><text:span text:style-name="預設段落字型"><text:span text:style-name="T2">類別：□擦傷、割傷 <text:s/>□術後傷口 <text:s/>□燒燙傷 <text:s/>□壓瘡 <text:s/>□其他慢性傷口:</text:span></text:span><text:span text:style-name="預設段落字型"><text:span text:style-name="T4"> <text:s text:c="7"/></text:span></text:span><text:span text:style-name="預設段落字型"><text:span text:style-name="T2">）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日常生活活動能力</text:p>
            <text:p text:style-name="P6">(ADL)</text:p>
          </table:table-cell>
          <table:table-cell table:style-name="表格11.A1" table:number-columns-spanned="5" office:value-type="string">
            <text:p text:style-name="P23"><text:span text:style-name="預設段落字型"><text:span text:style-name="T9">總分：</text:span></text:span><text:span text:style-name="預設段落字型"><text:span text:style-name="T5"> <text:s text:c="2"/></text:span></text:span><text:span text:style-name="預設段落字型"><text:span text:style-name="T9">分</text:span></text:span><text:span text:style-name="預設段落字型"><text:span text:style-name="T8">(細項如評估量表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15"><text:span text:style-name="預設段落字型"><text:span text:style-name="T9">肌力</text:span></text:span></text:p>
          </table:table-cell>
          <table:table-cell table:style-name="表格11.A1" table:number-columns-spanned="5" office:value-type="string">
            <text:p text:style-name="P23"><text:span text:style-name="預設段落字型"><text:span text:style-name="T9">上肢（左：</text:span></text:span><text:span text:style-name="預設段落字型"><text:span text:style-name="T5"> <text:s text:c="2"/></text:span></text:span><text:span text:style-name="預設段落字型"><text:span text:style-name="T9">分　右：</text:span></text:span><text:span text:style-name="預設段落字型"><text:span text:style-name="T5"> <text:s text:c="2"/></text:span></text:span><text:span text:style-name="預設段落字型"><text:span text:style-name="T9">分）、下肢（左：</text:span></text:span><text:span text:style-name="預設段落字型"><text:span text:style-name="T5"> <text:s text:c="2"/></text:span></text:span><text:span text:style-name="預設段落字型"><text:span text:style-name="T9">分　右：</text:span></text:span><text:span text:style-name="預設段落字型"><text:span text:style-name="T5"> <text:s text:c="2"/></text:span></text:span><text:span text:style-name="預設段落字型"><text:span text:style-name="T9">分）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15"><text:span text:style-name="預設段落字型"><text:span text:style-name="T2">疾病史</text:span></text:span></text:p>
          </table:table-cell>
          <table:table-cell table:style-name="表格11.B24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過敏史</text:p>
          </table:table-cell>
          <table:table-cell table:style-name="表格11.B24" table:number-columns-spanned="5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6" office:value-type="string">
            <text:p text:style-name="P10">第三部分：收案評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收案來源</text:p>
          </table:table-cell>
          <table:table-cell table:style-name="表格11.A1" table:number-columns-spanned="5" office:value-type="string">
            <text:p text:style-name="P16"><text:span text:style-name="預設段落字型"><text:span text:style-name="T9">□1住院個案，轉介醫院代碼</text:span></text:span><text:span text:style-name="預設段落字型"><text:span text:style-name="T4"> <text:s text:c="11"/></text:span></text:span></text:p>
            <text:p text:style-name="P4">□2非住院個案(病患或家屬自行申請)</text:p>
            <text:p text:style-name="P4">□3非住院個案(衛生局、社會局、長照管理中心等轉介病患)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1.1">
          <table:table-cell table:style-name="表格11.A1" office:value-type="string">
            <text:p text:style-name="P6">收案條件</text:p>
          </table:table-cell>
          <table:table-cell table:style-name="表格11.A1" table:number-columns-spanned="5" office:value-type="string">
            <text:p text:style-name="P4">□1有明確醫療需求</text:p>
            <text:p text:style-name="P16"><text:span text:style-name="預設段落字型"><text:span text:style-name="T9">□2外出就醫不便，原因：□失能(ADL&lt;60) <text:s/>□疾病特性：</text:span></text:span><text:span text:style-name="預設段落字型"><text:span text:style-name="T5"> <text:s text:c="9"/></text:span></text:span><text:span text:style-name="預設段落字型"><text:span text:style-name="T9"><text:s text:c="2"/>□其他</text:span></text:span><text:span text:style-name="預設段落字型"><text:span text:style-name="T5"> <text:s text:c="9"/></text:span></text:span></text:p>
            <text:p text:style-name="P16"><text:span text:style-name="預設段落字型"><text:span text:style-name="T9">□3符合</text:span></text:span><text:span text:style-name="預設段落字型"><text:span text:style-name="T2">「全民健康保險醫療服務給付項目及支付標準」</text:span></text:span><text:span text:style-name="預設段落字型"><text:span text:style-name="T9">第5部第1章居家照護收案條件</text:span></text:span></text:p>
            <text:p text:style-name="P24"><text:span text:style-name="預設段落字型"><text:span text:style-name="T9">□4</text:span></text:span><text:span text:style-name="預設段落字型"><text:span text:style-name="T2">符合「全民健康保險呼吸器依賴患者整合性照護前瞻性支付方式計畫」居家照護階段之收案條件</text:span></text:span></text:p>
            <text:p text:style-name="P24"><text:span text:style-name="預設段落字型"><text:span text:style-name="T9">□5符合</text:span></text:span><text:span text:style-name="預設段落字型"><text:span text:style-name="T2">「全民健康保險醫療服務給付項目及支付標準」</text:span></text:span><text:span text:style-name="預設段落字型"><text:span text:style-name="T9">第5部第3章安寧療護收案條件</text:span></text:span><text:span text:style-name="預設段落字型"><text:span text:style-name="T8">(續答末期病患主要症狀表)</text:span></text:span></text:p>
            <text:p text:style-name="P25"><text:span text:style-name="預設段落字型"><text:span text:style-name="T9"><text:s text:c="4"/>□</text:span></text:span><text:span text:style-name="預設段落字型"><text:span text:style-name="T2">癌症末期 <text:s text:c="5"/>□末期運動神經元 <text:s text:c="3"/>□老年期及初老期器質性精神病態</text:span></text:span></text:p>
            <text:p text:style-name="P26"><text:s text:c="4"/>□其他大腦變質 <text:s/>□心臟衰竭 <text:s text:c="9"/>□慢性氣道阻塞，他處未歸類者</text:p>
            <text:p text:style-name="P26"><text:s text:c="4"/>□肺部其他疾病 <text:s/>□慢性肝病及肝硬化 <text:s/>□急性腎衰竭，未明示者</text:p>
            <text:p text:style-name="P27"><text:s text:c="4"/>□慢性腎衰竭及腎衰竭，未明示者</text:p>
            <text:p text:style-name="P17">（條件1、2為必要條件）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照護階段</text:p>
          </table:table-cell>
          <table:table-cell table:style-name="表格11.A1" table:number-columns-spanned="5" office:value-type="string">
            <text:p text:style-name="P4">□1居家醫療 <text:s/></text:p>
            <text:p text:style-name="P4">□2重度居家醫療 <text:s/></text:p>
            <text:p text:style-name="P16"><text:span text:style-name="預設段落字型"><text:span text:style-name="T9">□3安寧療護</text:span></text:span><text:span text:style-name="預設段落字型"><text:span text:style-name="T8">(續答A~C)</text:span></text:span></text:p>
            <text:p text:style-name="P16"><text:span text:style-name="預設段落字型"><text:span text:style-name="T2">A.疼痛評估(0-10)：</text:span></text:span><text:span text:style-name="預設段落字型"><text:span text:style-name="T4"> <text:s text:c="4"/></text:span></text:span></text:p>
            <text:p text:style-name="P16"><text:span text:style-name="預設段落字型"><text:span text:style-name="T2">B.ECOG(0-4)：</text:span></text:span><text:span text:style-name="預設段落字型"><text:span text:style-name="T4"> <text:s text:c="4"/></text:span></text:span></text:p>
            <text:p text:style-name="P7">C.安寧緩和意願書或同意書簽署</text:p>
            <text:p text:style-name="P16"><text:span text:style-name="預設段落字型"><text:span text:style-name="T2"><text:s text:c="3"/>病人姓名：</text:span></text:span><text:span text:style-name="預設段落字型"><text:span text:style-name="T5"> <text:s text:c="16"/></text:span></text:span></text:p>
            <text:p text:style-name="P16"><text:span text:style-name="預設段落字型"><text:span text:style-name="T2"><text:s text:c="3"/>申請人姓名：</text:span></text:span><text:span text:style-name="預設段落字型"><text:span text:style-name="T5"> <text:s text:c="16"/></text:span></text:span></text:p>
            <text:p text:style-name="P16"><text:span text:style-name="預設段落字型"><text:span text:style-name="T2"><text:s text:c="3"/>與病人關係：</text:span></text:span><text:span text:style-name="預設段落字型"><text:span text:style-name="T5"> <text:s text:c="16"/></text:span></text:span></text:p>
            <text:p text:style-name="P16"><text:span text:style-name="預設段落字型"><text:span text:style-name="T2"><text:s text:c="3"/>簽署日期：</text:span></text:span><text:span text:style-name="預設段落字型"><text:span text:style-name="T5"> <text:s text:c="3"/></text:span></text:span><text:span text:style-name="預設段落字型"><text:span text:style-name="T9">年</text:span></text:span><text:span text:style-name="預設段落字型"><text:span text:style-name="T5"> <text:s text:c="3"/></text:span></text:span><text:span text:style-name="預設段落字型"><text:span text:style-name="T9">月</text:span></text:span><text:span text:style-name="預設段落字型"><text:span text:style-name="T5"> <text:s text:c="3"/>日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其他照護需求評估</text:p>
          </table:table-cell>
          <table:table-cell table:style-name="表格11.A1" table:number-columns-spanned="5" office:value-type="string">
            <text:p text:style-name="P16"><text:span text:style-name="預設段落字型"><text:span text:style-name="T9">□1有到宅牙科醫療需求，轉介至</text:span></text:span><text:span text:style-name="預設段落字型"><text:span text:style-name="T5"> <text:s text:c="16"/></text:span></text:span></text:p>
            <text:p text:style-name="P16"><text:span text:style-name="預設段落字型"><text:span text:style-name="T9">□2有長期照顧服務需求，轉介至</text:span></text:span><text:span text:style-name="預設段落字型"><text:span text:style-name="T5"> <text:s text:c="16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6" office:value-type="string">
            <text:p text:style-name="P14"><text:span text:style-name="預設段落字型"><text:span text:style-name="T8">第四部分：醫囑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疾病診斷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主診斷：□□□□□□□病名</text:span></text:span><text:span text:style-name="預設段落字型"><text:span text:style-name="T5"> <text:s text:c="20"/></text:span></text:span></text:p>
            <text:p text:style-name="P14"><text:span text:style-name="預設段落字型"><text:span text:style-name="T9">次診斷1：□□□□□□□病名</text:span></text:span><text:span text:style-name="預設段落字型"><text:span text:style-name="T5"> <text:s text:c="20"/></text:span></text:span></text:p>
            <text:p text:style-name="P14"><text:span text:style-name="預設段落字型"><text:span text:style-name="T9">次診斷2：□□□□□□□病名</text:span></text:span><text:span text:style-name="預設段落字型"><text:span text:style-name="T5"> <text:s text:c="20"/></text:span></text:span></text:p>
            <text:p text:style-name="P14"><text:span text:style-name="預設段落字型"><text:span text:style-name="T9">次診斷3：□□□□□□□病名</text:span></text:span><text:span text:style-name="預設段落字型"><text:span text:style-name="T5"> <text:s text:c="20"/></text:span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1.1">
          <table:table-cell table:style-name="表格11.A1" office:value-type="string">
            <text:p text:style-name="P6">醫囑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□</text:span></text:span><text:span text:style-name="預設段落字型"><text:span text:style-name="T2">更換鼻胃管：</text:span></text:span><text:span text:style-name="預設段落字型"><text:span text:style-name="T5"> <text:s text:c="4"/></text:span></text:span><text:span text:style-name="預設段落字型"><text:span text:style-name="T2">天換一次</text:span></text:span></text:p>
            <text:p text:style-name="P28"><text:span text:style-name="預設段落字型"><text:span text:style-name="T2">材質：</text:span></text:span><text:span text:style-name="預設段落字型"><text:span text:style-name="T9">□</text:span></text:span><text:span text:style-name="預設段落字型"><text:span text:style-name="T2">1一般塑膠 <text:s/></text:span></text:span><text:span text:style-name="預設段落字型"><text:span text:style-name="T9">□</text:span></text:span><text:span text:style-name="預設段落字型"><text:span text:style-name="T2">2矽質 <text:s/></text:span></text:span><text:span text:style-name="預設段落字型"><text:span text:style-name="T9">□</text:span></text:span><text:span text:style-name="預設段落字型"><text:span text:style-name="T2">3其他</text:span></text:span><text:span text:style-name="預設段落字型"><text:span text:style-name="T4"> <text:s text:c="11"/></text:span></text:span><text:span text:style-name="預設段落字型"><text:span text:style-name="T2">；管徑大小：</text:span></text:span><text:span text:style-name="預設段落字型"><text:span text:style-name="T5"> <text:s text:c="4"/></text:span></text:span><text:span text:style-name="預設段落字型"><text:span text:style-name="T2">FR</text:span></text:span></text:p>
            <text:p text:style-name="P14"><text:span text:style-name="預設段落字型"><text:span text:style-name="T9">□</text:span></text:span><text:span text:style-name="預設段落字型"><text:span text:style-name="T2">更換導尿管：</text:span></text:span><text:span text:style-name="預設段落字型"><text:span text:style-name="T5"> <text:s text:c="4"/></text:span></text:span><text:span text:style-name="預設段落字型"><text:span text:style-name="T2">天換一次</text:span></text:span></text:p>
            <text:p text:style-name="P28"><text:span text:style-name="預設段落字型"><text:span text:style-name="T2">材質：</text:span></text:span><text:span text:style-name="預設段落字型"><text:span text:style-name="T9">□</text:span></text:span><text:span text:style-name="預設段落字型"><text:span text:style-name="T2">1一般橡膠 <text:s/></text:span></text:span><text:span text:style-name="預設段落字型"><text:span text:style-name="T9">□</text:span></text:span><text:span text:style-name="預設段落字型"><text:span text:style-name="T2">2矽質 <text:s/></text:span></text:span><text:span text:style-name="預設段落字型"><text:span text:style-name="T9">□</text:span></text:span><text:span text:style-name="預設段落字型"><text:span text:style-name="T2">3其他</text:span></text:span><text:span text:style-name="預設段落字型"><text:span text:style-name="T4"> <text:s text:c="11"/></text:span></text:span><text:span text:style-name="預設段落字型"><text:span text:style-name="T2">；管徑大小：</text:span></text:span><text:span text:style-name="預設段落字型"><text:span text:style-name="T5"> <text:s text:c="4"/></text:span></text:span><text:span text:style-name="預設段落字型"><text:span text:style-name="T2">FR</text:span></text:span></text:p>
            <text:p text:style-name="P14"><text:span text:style-name="預設段落字型"><text:span text:style-name="T9">□</text:span></text:span><text:span text:style-name="預設段落字型"><text:span text:style-name="T2">更換氣切管：</text:span></text:span><text:span text:style-name="預設段落字型"><text:span text:style-name="T5"> <text:s text:c="4"/></text:span></text:span><text:span text:style-name="預設段落字型"><text:span text:style-name="T2">天換一次</text:span></text:span></text:p>
            <text:p text:style-name="P28"><text:span text:style-name="預設段落字型"><text:span text:style-name="T2">材質：</text:span></text:span><text:span text:style-name="預設段落字型"><text:span text:style-name="T9">□</text:span></text:span><text:span text:style-name="預設段落字型"><text:span text:style-name="T2">1一般塑膠 <text:s/></text:span></text:span><text:span text:style-name="預設段落字型"><text:span text:style-name="T9">□</text:span></text:span><text:span text:style-name="預設段落字型"><text:span text:style-name="T2">2矽質 <text:s/></text:span></text:span><text:span text:style-name="預設段落字型"><text:span text:style-name="T9">□</text:span></text:span><text:span text:style-name="預設段落字型"><text:span text:style-name="T2">3鐵製 <text:s/></text:span></text:span><text:span text:style-name="預設段落字型"><text:span text:style-name="T9">□</text:span></text:span><text:span text:style-name="預設段落字型"><text:span text:style-name="T2">4其他</text:span></text:span><text:span text:style-name="預設段落字型"><text:span text:style-name="T4"> <text:s text:c="11"/></text:span></text:span><text:span text:style-name="預設段落字型"><text:span text:style-name="T2">；管徑大小：</text:span></text:span><text:span text:style-name="預設段落字型"><text:span text:style-name="T5"> <text:s text:c="4"/></text:span></text:span><text:span text:style-name="預設段落字型"><text:span text:style-name="T2">mm </text:span></text:span></text:p>
            <text:p text:style-name="P14"><text:span text:style-name="預設段落字型"><text:span text:style-name="T9">□</text:span></text:span><text:span text:style-name="預設段落字型"><text:span text:style-name="T2">腸造口</text:span></text:span><text:span text:style-name="預設段落字型"><text:span text:style-name="T10"> </text:span></text:span><text:span text:style-name="預設段落字型"><text:span text:style-name="T9">□</text:span></text:span><text:span text:style-name="預設段落字型"><text:span text:style-name="T2">胃造口 <text:s/></text:span></text:span><text:span text:style-name="預設段落字型"><text:span text:style-name="T9">□</text:span></text:span><text:span text:style-name="預設段落字型"><text:span text:style-name="T2">膀胱造口 <text:s/></text:span></text:span><text:span text:style-name="預設段落字型"><text:span text:style-name="T9">□</text:span></text:span><text:span text:style-name="預設段落字型"><text:span text:style-name="T2">壓瘡</text:span></text:span></text:p>
            <text:p text:style-name="P14"><text:span text:style-name="預設段落字型"><text:span text:style-name="T9">□</text:span></text:span><text:span text:style-name="預設段落字型"><text:span text:style-name="T2">膀胱灌洗：</text:span></text:span><text:span text:style-name="預設段落字型"><text:span text:style-name="T5"> <text:s text:c="4"/></text:span></text:span><text:span text:style-name="預設段落字型"><text:span text:style-name="T2">天一次</text:span></text:span></text:p>
            <text:p text:style-name="P14"><text:span text:style-name="預設段落字型"><text:span text:style-name="T9">□</text:span></text:span><text:span text:style-name="預設段落字型"><text:span text:style-name="T2">傷口照護：</text:span></text:span><text:span text:style-name="預設段落字型"><text:span text:style-name="T5"> <text:s text:c="4"/></text:span></text:span><text:span text:style-name="預設段落字型"><text:span text:style-name="T2">天一次</text:span></text:span></text:p>
            <text:p text:style-name="P29"><text:span text:style-name="預設段落字型"><text:span text:style-name="T9">□</text:span></text:span><text:span text:style-name="預設段落字型"><text:span text:style-name="T2">尿液檢查：</text:span></text:span><text:span text:style-name="預設段落字型"><text:span text:style-name="T5"> <text:s text:c="4"/></text:span></text:span><text:span text:style-name="預設段落字型"><text:span text:style-name="T2">天一次，項目：</text:span></text:span><text:span text:style-name="預設段落字型"><text:span text:style-name="T4"> <text:s text:c="14"/></text:span></text:span></text:p>
            <text:p text:style-name="P29"><text:span text:style-name="預設段落字型"><text:span text:style-name="T9">□</text:span></text:span><text:span text:style-name="預設段落字型"><text:span text:style-name="T2">血液檢查：</text:span></text:span><text:span text:style-name="預設段落字型"><text:span text:style-name="T5"> <text:s text:c="4"/></text:span></text:span><text:span text:style-name="預設段落字型"><text:span text:style-name="T2">天一次，項目：</text:span></text:span><text:span text:style-name="預設段落字型"><text:span text:style-name="T4"> <text:s text:c="14"/></text:span></text:span></text:p>
            <text:p text:style-name="P29"><text:span text:style-name="預設段落字型"><text:span text:style-name="T9">□呼吸照護評估與治療：</text:span></text:span><text:span text:style-name="預設段落字型"><text:span text:style-name="T5"> <text:s text:c="4"/></text:span></text:span><text:span text:style-name="預設段落字型"><text:span text:style-name="T2">天一次</text:span></text:span></text:p>
            <text:p text:style-name="P29"><text:span text:style-name="預設段落字型"><text:span text:style-name="T9">□疼痛控制：□1PCA</text:span></text:span><text:span text:style-name="預設段落字型"><text:span text:style-name="T2"> </text:span></text:span><text:span text:style-name="預設段落字型"><text:span text:style-name="T9">□2</text:span></text:span><text:span text:style-name="預設段落字型"><text:span text:style-name="T2">其他</text:span></text:span><text:span text:style-name="預設段落字型"><text:span text:style-name="T4"> <text:s text:c="11"/></text:span></text:span></text:p>
            <text:p text:style-name="P14"><text:span text:style-name="預設段落字型"><text:span text:style-name="T9">□</text:span></text:span><text:span text:style-name="預設段落字型"><text:span text:style-name="T2">其他處置：</text:span></text:span></text:p>
            <text:p text:style-name="P12"/>
            <text:p text:style-name="P12"/>
            <text:p text:style-name="P14"><text:span text:style-name="預設段落字型"><text:span text:style-name="T9">□</text:span></text:span><text:span text:style-name="預設段落字型"><text:span text:style-name="T2">藥物處方：</text:span></text:span></text:p>
            <text:p text:style-name="P5"/>
            <text:p text:style-name="P5"/>
            <text:p text:style-name="P5"/>
            <text:p text:style-name="P5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照護計畫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照護期間：</text:span></text:span><text:span text:style-name="預設段落字型"><text:span text:style-name="T5"> <text:s text:c="4"/></text:span></text:span><text:span text:style-name="預設段落字型"><text:span text:style-name="T9">個月</text:span></text:span></text:p>
            <text:p text:style-name="P2">訪視頻率：</text:p>
            <text:p text:style-name="P14"><text:span text:style-name="預設段落字型"><text:span text:style-name="T9"><text:s text:c="2"/>□1醫師</text:span></text:span><text:span text:style-name="預設段落字型"><text:span text:style-name="T5"> <text:s text:c="4"/></text:span></text:span><text:span text:style-name="預設段落字型"><text:span text:style-name="T9">週一次，主治醫師：</text:span></text:span><text:span text:style-name="預設段落字型"><text:span text:style-name="T5"> <text:s text:c="11"/></text:span></text:span><text:span text:style-name="預設段落字型"><text:span text:style-name="T9">，醫事機構名稱：</text:span></text:span><text:span text:style-name="預設段落字型"><text:span text:style-name="T5"> <text:s text:c="11"/></text:span></text:span></text:p>
            <text:p text:style-name="P14"><text:span text:style-name="預設段落字型"><text:span text:style-name="T9"><text:s text:c="2"/>□2護理人員</text:span></text:span><text:span text:style-name="預設段落字型"><text:span text:style-name="T5"> <text:s text:c="4"/></text:span></text:span><text:span text:style-name="預設段落字型"><text:span text:style-name="T9">週一次，主責護理師：</text:span></text:span><text:span text:style-name="預設段落字型"><text:span text:style-name="T5"> <text:s text:c="11"/></text:span></text:span><text:span text:style-name="預設段落字型"><text:span text:style-name="T9">，醫事機構名稱：</text:span></text:span><text:span text:style-name="預設段落字型"><text:span text:style-name="T5"> <text:s text:c="11"/></text:span></text:span></text:p>
            <text:p text:style-name="P14"><text:span text:style-name="預設段落字型"><text:span text:style-name="T9"><text:s text:c="2"/>□3呼吸治療人員</text:span></text:span><text:span text:style-name="預設段落字型"><text:span text:style-name="T5"> <text:s text:c="4"/></text:span></text:span><text:span text:style-name="預設段落字型"><text:span text:style-name="T9">週一次，主責呼吸治療師：</text:span></text:span><text:span text:style-name="預設段落字型"><text:span text:style-name="T5"> <text:s text:c="11"/></text:span></text:span><text:span text:style-name="預設段落字型"><text:span text:style-name="T9">，醫事機構名稱：</text:span></text:span><text:span text:style-name="預設段落字型"><text:span text:style-name="T5"> <text:s text:c="11"/></text:span></text:span></text:p>
            <text:p text:style-name="P14"><text:span text:style-name="預設段落字型"><text:span text:style-name="T9"><text:s text:c="2"/>□4臨床心理師</text:span></text:span><text:span text:style-name="預設段落字型"><text:span text:style-name="T5"> <text:s text:c="4"/></text:span></text:span><text:span text:style-name="預設段落字型"><text:span text:style-name="T9">週一次</text:span></text:span></text:p>
            <text:p text:style-name="P14"><text:span text:style-name="預設段落字型"><text:span text:style-name="T9"><text:s text:c="2"/>□5社工人員</text:span></text:span><text:span text:style-name="預設段落字型"><text:span text:style-name="T5"> <text:s text:c="4"/></text:span></text:span><text:span text:style-name="預設段落字型"><text:span text:style-name="T9">週一次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收案</text:p>
            <text:p text:style-name="P3">醫事機構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名稱： <text:s text:c="19"/>代號：</text:span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1.1">
          <table:table-cell table:style-name="表格11.A1" office:value-type="string">
            <text:p text:style-name="P3">照護團隊代號</text:p>
          </table:table-cell>
          <table:table-cell table:style-name="表格1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申請日期</text:p>
          </table:table-cell>
          <table:table-cell table:style-name="表格1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1"><text:span text:style-name="預設段落字型"><text:span text:style-name="T1">個案(或代理人)簽章：</text:span></text:span><text:span text:style-name="預設段落字型"><text:span text:style-name="T4"> <text:s text:c="17"/></text:span></text:span></text:p>
      <text:p text:style-name="P1"><text:span text:style-name="預設段落字型"><text:span text:style-name="T1">評估醫事人員簽章：</text:span></text:span><text:span text:style-name="預設段落字型"><text:span text:style-name="T3"> <text:s text:c="19"/></text:span></text:span><text:span text:style-name="預設段落字型"><text:span text:style-name="T1"><text:s text:c="7"/>醫囑醫師簽章：</text:span></text:span><text:span text:style-name="預設段落字型"><text:span text:style-name="T3"> <text:s text:c="19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預設段落字型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ulong</meta:initial-creator>
    <meta:creation-date>2017-09-09T12:47:10</meta:creation-date>
    <dc:date>2017-09-11T22:34:56.774000000</dc:date>
    <meta:editing-duration>PT1H50M25S</meta:editing-duration>
    <meta:editing-cycles>6</meta:editing-cycles>
    <meta:generator>LibreOffice/5.3.2.2$Windows_x86 LibreOffice_project/6cd4f1ef626f15116896b1d8e1398b56da0d0ee1</meta:generator>
    <meta:document-statistic meta:table-count="1" meta:image-count="0" meta:object-count="0" meta:page-count="5" meta:paragraph-count="139" meta:word-count="1697" meta:character-count="2958" meta:non-whitespace-character-count="1899"/>
  </office:meta>
</office:document-meta>
</file>